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3" style:family="paragraph" style:parent-style-name="Text_20_body" style:list-style-name="L1">
      <style:paragraph-properties fo:margin-top="0cm" fo:margin-bottom="0.247cm" style:contextual-spacing="false" style:line-height-at-least="0.741cm" fo:text-align="start" style:justify-single-word="false" fo:orphans="2" fo:widows="2"/>
      <style:text-properties fo:font-variant="normal" fo:text-transform="none" fo:color="#495057" loext:opacity="100%" style:font-name="Inter" fo:font-size="10.5pt" fo:letter-spacing="normal" fo:font-style="normal" fo:font-weight="normal"/>
    </style:style>
    <style:style style:name="P4" style:family="paragraph" style:parent-style-name="Text_20_body" style:list-style-name="L2">
      <style:paragraph-properties fo:margin-left="0cm" fo:margin-right="0cm" fo:margin-top="0cm" fo:margin-bottom="0.247cm" style:contextual-spacing="false" style:line-height-at-least="0.741cm"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style:style>
    <style:style style:name="P5"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style:style>
    <style:style style:name="P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officeooo:rsid="00150e3b" officeooo:paragraph-rsid="00150e3b"/>
    </style:style>
    <style:style style:name="P8"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officeooo:rsid="00150e3b" officeooo:paragraph-rsid="00150e3b"/>
    </style:style>
    <style:style style:name="P9"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officeooo:rsid="00150e3b" officeooo:paragraph-rsid="001550c1"/>
    </style:style>
    <style:style style:name="P10"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normal" officeooo:rsid="001550c1" officeooo:paragraph-rsid="001550c1"/>
    </style:style>
    <style:style style:name="P11"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style:text-properties fo:font-variant="normal" fo:text-transform="none" fo:color="#495057" loext:opacity="100%" style:font-name="Inter" fo:font-size="10.5pt" fo:letter-spacing="normal" fo:font-style="normal" fo:font-weight="bold" officeooo:rsid="00150e3b" officeooo:paragraph-rsid="00150e3b" style:font-weight-asian="bold" style:font-weight-complex="bold"/>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fo:font-size="10.5pt" fo:letter-spacing="normal" fo:font-style="italic" fo:font-weight="normal" style:font-style-asian="italic" style:font-style-complex="italic"/>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fo:letter-spacing="normal"/>
    </style:style>
    <style:style style:name="P1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T1" style:family="text">
      <style:text-properties style:font-name="Inter" fo:font-size="10.5pt" fo:font-style="normal" fo:font-weight="normal"/>
    </style:style>
    <style:style style:name="T2" style:family="text">
      <style:text-properties fo:font-variant="normal" fo:text-transform="none" fo:color="#495057" loext:opacity="100%" style:font-name="Inter" fo:font-size="10.5pt" fo:letter-spacing="normal" fo:font-style="normal" fo:font-weight="normal"/>
    </style:style>
    <style:style style:name="T3" style:family="text">
      <style:text-properties officeooo:rsid="00150e3b"/>
    </style:style>
    <style:style style:name="T4" style:family="text">
      <style:text-properties fo:font-style="normal" officeooo:rsid="00150e3b" style:font-style-asian="normal" style:font-style-complex="normal"/>
    </style:style>
    <style:style style:name="T5" style:family="text">
      <style:text-properties officeooo:rsid="001550c1"/>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yui_3_17_2_1_1682162469782_621"/><text:span text:style-name="T2">Personal Expense Tracker</text:span><text:bookmark text:name="yui_3_17_2_1_1682162469782_6211"/></text:p>
      <text:list xml:id="list1533660373" text:style-name="L1">
        <text:list-item>
          <text:p text:style-name="P3"><text:bookmark text:name="yui_3_17_2_1_1682162469782_545"/><text:bookmark text:name="yui_3_17_2_1_1682162469782_544"/>What are the various features you would like your project to offer? </text:p>
        </text:list-item>
      </text:list>
      <text:p text:style-name="P1"><text:bookmark text:name="yui_3_17_2_1_1682162469782_897"/>Users can visualize their monthly income and expenses to calculate the final balance.</text:p>
      <text:p text:style-name="P2"><text:bookmark text:name="yui_3_17_2_1_1682162469782_8971"/><text:span text:style-name="T2">Admin panel for managing users.</text:span></text:p>
      <text:p text:style-name="P2"><text:bookmark text:name="yui_3_17_2_1_1682162469782_8972"/><text:span text:style-name="T2"/></text:p>
      <text:p text:style-name="P13"><text:bookmark text:name="yui_3_17_2_1_1682162469782_6994"/><text:bookmark text:name="yui_3_17_2_1_1682162469782_8973"/><text:span text:style-name="T1">2. What are the API endpoints that you would need to set up for each feature? List them along with the respective HTTP verb, endpoint URL, and any special details (query parameters, request bodies, headers).</text:span></text:p>
      <text:p text:style-name="P13"><text:span text:style-name="T1"/></text:p>
      <text:p text:style-name="P1"><text:bookmark text:name="yui_3_17_2_1_1682162469782_2383"/>Income CRUD (GET, POST, DELETE, PUT)</text:p>
      <text:p text:style-name="P1"><text:bookmark text:name="yui_3_17_2_1_1682162469782_23831"/>/incomes</text:p>
      <text:p text:style-name="P1"><text:bookmark text:name="yui_3_17_2_1_1682162469782_23832"/>/incomes/{id}</text:p>
      <text:p text:style-name="P1"><text:bookmark text:name="yui_3_17_2_1_1682162469782_23833"/>Payload for POST requests: {Label: "String", Value: Number}</text:p>
      <text:p text:style-name="P1"><text:bookmark text:name="yui_3_17_2_1_1682162469782_23834"/>Payload for PUT requests: {ID: "String", Label: "String", Value: Number}</text:p>
      <text:p text:style-name="P1"><text:bookmark text:name="yui_3_17_2_1_1682162469782_23835"/>Expenses CRUD (GET, POST, DELETE, PUT)</text:p>
      <text:p text:style-name="P1"><text:bookmark text:name="yui_3_17_2_1_1682162469782_23836"/>/expenses</text:p>
      <text:p text:style-name="P1"><text:bookmark text:name="yui_3_17_2_1_1682162469782_23837"/>/expenses/{id}</text:p>
      <text:p text:style-name="P1"><text:bookmark text:name="yui_3_17_2_1_1682162469782_23838"/><text:bookmark text:name="yui_3_17_2_1_1682162469782_23839"/>Payload for POST requests: {Label: "String", Value: Number}</text:p>
      <text:p text:style-name="P1"><text:bookmark text:name="yui_3_17_2_1_1682162469782_238310"/>Payload for PUT requests: {ID: "String", Label: "String", Value: Number}</text:p>
      <text:p text:style-name="P1"><text:bookmark text:name="yui_3_17_2_1_1682162469782_238311"/>/categories CRUD (GET, POST, DELETE, PUT)</text:p>
      <text:p text:style-name="P1"><text:bookmark text:name="yui_3_17_2_1_1682162469782_238312"/><text:bookmark text:name="yui_3_17_2_1_1682162469782_238313"/>Payload for POST requests: {Name: "String", is_expense: Boolean, is_income: Boolean}</text:p>
      <text:p text:style-name="P1"><text:bookmark text:name="yui_3_17_2_1_1682162469782_238314"/>Payload for PUT requests: {ID: "String", Label: "String", Value: Number}</text:p>
      <text:p text:style-name="P7">Balances (GET)</text:p>
      <text:p text:style-name="P1">/<text:span text:style-name="T3">balances (only accessed by admin)</text:span></text:p>
      <text:p text:style-name="P12"><text:span text:style-name="T3">balances/</text:span><text:span text:style-name="T4">{id} (user sees his own balance)</text:span></text:p>
      <text:p text:style-name="P7"/>
      <text:p text:style-name="Text_20_body"/>
      <text:list xml:id="list1836372950" text:style-name="L2">
        <text:list-item>
          <text:p text:style-name="P4"><text:bookmark text:name="yui_3_17_2_1_1682162469782_547"/><text:bookmark text:name="yui_3_17_2_1_1682162469782_3956"/>Provide a description of the database tables required for your application, including column names, data types, constraints, and foreign keys. Include your database name. You can optionally include an ER diagram. </text:p>
        </text:list-item>
      </text:list>
      <text:p text:style-name="P5"/>
      <text:p text:style-name="P5"/>
      <text:p text:style-name="P5"/>
      <text:p text:style-name="P11"><text:soft-page-break/>Tables</text:p>
      <text:p text:style-name="P8">incomes</text:p>
      <text:p text:style-name="P8"><text:tab/>PK: UUID</text:p>
      <text:p text:style-name="P9"><text:tab/><text:span text:style-name="T5">label: VARCHAR</text:span></text:p>
      <text:p text:style-name="P9"><text:tab/><text:span text:style-name="T5">amount: INT</text:span></text:p>
      <text:p text:style-name="P8">expenses</text:p>
      <text:p text:style-name="P8"><text:tab/>PK: UUID</text:p>
      <text:p text:style-name="P9"><text:tab/><text:span text:style-name="T5">label: VARCHAR</text:span></text:p>
      <text:p text:style-name="P10"><text:tab/>amount: INT</text:p>
      <text:p text:style-name="P8">categories</text:p>
      <text:p text:style-name="P8"><text:tab/>PK: UUID</text:p>
      <text:p text:style-name="P10"><text:tab/>name: VARCHAR</text:p>
      <text:p text:style-name="P8">balances</text:p>
      <text:p text:style-name="P8"><text:tab/>income-transaction </text:p>
      <text:p text:style-name="P8"><text:tab/><text:tab/>FK income PK: UUID (one-to-one)</text:p>
      <text:p text:style-name="P8"><text:tab/>expense-transaction</text:p>
      <text:p text:style-name="P8"><text:tab/><text:tab/>FK expense PK: UUID (one-to-one)</text:p>
      <text:p text:style-name="P8"><text:tab/>previous-balance: INT</text:p>
      <text:p text:style-name="P8"><text:tab/>current-balance: INT</text:p>
      <text:p text:style-name="P2"><text:bookmark text:name="yui_3_17_2_1_1682162469782_4032"/></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11:05:22.042082437</meta:creation-date>
    <dc:date>2023-05-06T17:59:45.327732306</dc:date>
    <meta:editing-duration>PT2H45M52S</meta:editing-duration>
    <meta:editing-cycles>2</meta:editing-cycles>
    <meta:generator>LibreOffice/7.3.7.2$Linux_X86_64 LibreOffice_project/30$Build-2</meta:generator>
    <meta:document-statistic meta:table-count="0" meta:image-count="0" meta:object-count="0" meta:page-count="2" meta:paragraph-count="42" meta:word-count="229" meta:character-count="1583" meta:non-whitespace-character-count="1377"/>
  </office:meta>
</office:document-meta>
</file>